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c6640"/>
    </style:style>
    <style:style style:name="T21" style:family="text">
      <style:text-properties officeooo:rsid="006ebd1c"/>
    </style:style>
    <style:style style:name="T22" style:family="text">
      <style:text-properties officeooo:rsid="006ee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0">5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text:span text:style-name="T21">2de2</text:span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text:span text:style-name="T22">1de2</text:span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12:35:42.576567947</dc:date>
    <meta:editing-duration>PT3H16M58S</meta:editing-duration>
    <meta:editing-cycles>53</meta:editing-cycles>
    <meta:document-statistic meta:table-count="0" meta:image-count="0" meta:object-count="0" meta:page-count="1" meta:paragraph-count="28" meta:word-count="28" meta:character-count="1472" meta:non-whitespace-character-count="1472"/>
  </office:meta>
</office:document-meta>
</file>